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paragraph-rsid="0003751e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751e" style:font-weight-asian="normal" style:font-weight-complex="normal"/>
    </style:style>
    <style:style style:name="T3" style:family="text">
      <style:text-properties fo:font-weight="normal" officeooo:rsid="0005a882" style:font-weight-asian="normal" style:font-weight-complex="normal"/>
    </style:style>
    <style:style style:name="T4" style:family="text">
      <style:text-properties fo:font-weight="normal" officeooo:rsid="00063a18" style:font-weight-asian="normal" style:font-weight-complex="normal"/>
    </style:style>
    <style:style style:name="T5" style:family="text">
      <style:text-properties officeooo:rsid="000375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Õl</text:span> <text:span text:style-name="T1">sõnf</text:span> <text:span text:style-name="T1">võrz</text:span> <text:span text:style-name="T1">ji, gohõ </text:span><text:span text:style-name="T4">y</text:span><text:span text:style-name="T1">ad</text:span> Balt<text:span text:style-name="T1">,</text:span> lonsh calz vonpho<text:span text:style-name="T1">;</text:span> sobra zol ror i ta nazps od graa ta malprg<text:span text:style-name="T1">;</text:span> ds holq qaa nothoa zimz<text:span text:style-name="T1">,</text:span> od commah ta nobloh zien<text:span text:style-name="T1">;</text:span> soba thil gnonp prge aldi<text:span text:style-name="T1">;</text:span> ds urbs oboleh grsam<text:span text:style-name="T1">;</text:span> casarm ohorela taba pir<text:span text:style-name="T1">;</text:span> ds zonrensg cab erm iadnah<text:span text:style-name="T1">.</text:span> Pilah farzm znurza adna gono iadpil<text:span text:style-name="T1">,</text:span> ds hom od toh<text:span text:style-name="T1">;</text:span> soba i pam lu ipamis<text:span text:style-name="T1">;</text:span> ds loholo vep zomd poamal<text:span text:style-name="T1">,</text:span> od bogpa aai ta piap piamol od vooan (vaoan) *<text:span text:style-name="T1">.</text:span> Zacare<text:span text:style-name="T1">,</text:span> ca<text:span text:style-name="T1">,</text:span> od zamran<text:span text:style-name="T1">;</text:span> odo cicle qaa<text:span text:style-name="T1">;</text:span> zorge<text:span text:style-name="T1">,</text:span> lap zirdo noco mad<text:span text:style-name="T1">,</text:span> hoath Iaida<text:span text:style-name="T1">.</text:span></text:p>
      <text:p text:style-name="P1"/>
      <text:p text:style-name="P1">Adgt upaah zong om faaip sald<text:span text:style-name="T1">,</text:span> viiu l<text:span text:style-name="T1">?</text:span> sobam ialprg izazaz piadph<text:span text:style-name="T1">;</text:span> casarma abramg ta talho paracleda<text:span text:style-name="T1">,</text:span> q ta lorlsq turbs ooge baltoh<text:span text:style-name="T1">.</text:span> Givi chis lusd orri<text:span text:style-name="T1">,</text:span> od micalp chis bia ozongon<text:span text:style-name="T1">;</text:span> lap noan trof cors ta ge<text:span text:style-name="T1">,</text:span> o q manin iaidon<text:span text:style-name="T1">.</text:span> Torzu<text:span text:style-name="T1">,</text:span> gohe l<text:span text:style-name="T1">;</text:span> zacar<text:span text:style-name="T1">,</text:span> ca<text:span text:style-name="T1">,</text:span> c noqod<text:span text:style-name="T1">;</text:span> zamran micalzo<text:span text:style-name="T1">,</text:span> od ozazm urelp<text:span text:style-name="T1">;</text:span> lap zir Ioiad<text:span text:style-name="T1">.</text:span></text:p>
      <text:p text:style-name="P1"/>
      <text:p text:style-name="P1">Micma<text:span text:style-name="T1">, gohõ </text:span>mad<text:span text:style-name="T1">,</text:span> zir comselna zien biah os londoh<text:span text:style-name="T1">.</text:span> Norz chis othil gigipah<text:span text:style-name="T1">,</text:span> undl chis ta puim<text:span text:style-name="T1">,</text:span> q mospleh teloch<text:span text:style-name="T1">,</text:span> quiin toltorg chis i chis ge<text:span text:style-name="T1">,</text:span> in (m)ozien<text:span text:style-name="T1">,</text:span> ds t brgdo od torzul<text:span text:style-name="T1">.</text:span> I li eol balzarg<text:span text:style-name="T1">,</text:span> od aala thiln os netaab<text:span text:style-name="T1">,</text:span> dluga vonsarg lonsa capmiali <text:span text:style-name="T1">võrz</text:span> CLA<text:span text:style-name="T1">,</text:span> homil cocasb<text:span text:style-name="T1">,</text:span> fafen izizop od miinoag de <text:span text:style-name="T1">ji</text:span> netaab<text:span text:style-name="T1">,</text:span> vaun nanaeel<text:span text:style-name="T1">,</text:span> panpir malpirg(i) pild caosg<text:span text:style-name="T1">.</text:span> Noan unalah balt od vooan (vaoan)<text:span text:style-name="T1">.</text:span> Dooiap mad<text:span text:style-name="T1">,</text:span> goholor<text:span text:style-name="T1">,</text:span> gohus amiran<text:span text:style-name="T1">.</text:span> Micma iehusoz cacacom<text:span text:style-name="T1">,</text:span> od dooain noar micaolz aaiom<text:span text:style-name="T1">.</text:span> Casarmg gohia zacar<text:span text:style-name="T1">,</text:span> vniglag od imvamar pugo plapli ananael qaan<text:span text:style-name="T1">.</text:span></text:p>
      <text:p text:style-name="P1"/>
      <text:p text:style-name="P1">Othil lusdi babage<text:span text:style-name="T1">,</text:span> od dorpha<text:span text:style-name="T1">,</text:span> gohol<text:span text:style-name="T1">:</text:span> <text:span text:style-name="T1">ji</text:span> chis ge avavago cormp PD<text:span text:style-name="T1">;</text:span> ds <text:span text:style-name="T1">sõnf</text:span> vivi iv (viu diu)<text:span text:style-name="T1">?</text:span> Casarmi oali MAPM<text:span text:style-name="T1">,</text:span> sobam ag cormpo crpl<text:span text:style-name="T1">,</text:span> casarmg croodzi chis od vgeg<text:span text:style-name="T1">;</text:span> ds t<text:span text:style-name="T1">,</text:span> capimali<text:span text:style-name="T1">,</text:span> chis capimaon<text:span text:style-name="T1">;</text:span> od lonshin chis ta lo CLA<text:span text:style-name="T1">.</text:span> Torzu<text:span text:style-name="T1">,</text:span> nor quasahi<text:span text:style-name="T1">,</text:span> od f caosga<text:span text:style-name="T1">.</text:span> Bagle zire mad (zir enay <text:span text:style-name="T1">yad</text:span>)<text:span text:style-name="T1">,</text:span> ds i od apila<text:span text:style-name="T1">.</text:span> dooaip qaal<text:span text:style-name="T1">,</text:span> zacar<text:span text:style-name="T1">,</text:span> od zamran obelisong<text:span text:style-name="T1">,</text:span> rest el aaf nor molap<text:span text:style-name="T1">.</text:span></text:p>
      <text:p text:style-name="P1"/>
      <text:p text:style-name="P1">Sapah<text:span text:style-name="T1">,</text:span> zimii d diu (uiv)<text:span text:style-name="T1">,</text:span> od noas ta quanis adroch<text:span text:style-name="T1">,</text:span> dorphal caosg<text:span text:style-name="T1">,</text:span> od faonts piripsol ta blior<text:span text:style-name="T1">;</text:span> casarm amipzi nazarth AF<text:span text:style-name="T1">,</text:span> od dlugar zizop zlida caosgi tol torgi<text:span text:style-name="T1">;</text:span> od z chis e siasch l ta viu<text:span text:style-name="T1">,</text:span> od iaod thild<text:span text:style-name="T1">,</text:span> ds hubar PEOAL<text:span text:style-name="T1">,</text:span> soba cormfa chis ta la<text:span text:style-name="T1">,</text:span> uls od q cocasb<text:span text:style-name="T1">.</text:span> Ca niis od darbs qaas<text:span text:style-name="T1">:</text:span> f etharzi od bliora<text:span text:style-name="T1">;</text:span> iaial ednas cicles<text:span text:style-name="T1">,</text:span> bagle ge <text:span text:style-name="T1">yad</text:span> i l<text:span text:style-name="T1">.</text:span></text:p>
      <text:p text:style-name="P1"/>
      <text:p text:style-name="P1">Gah s diu chis em<text:span text:style-name="T1">,</text:span> micalzo pilzin<text:span text:style-name="T1">;</text:span> sobam el harg mir babalon od obloc samvelg<text:span text:style-name="T1">,</text:span> dlugar malprg ar caosgi<text:span text:style-name="T1">,</text:span> od acam canal<text:span text:style-name="T1">;</text:span> sobol-zar f-bliard caosgi<text:span text:style-name="T1">,</text:span> od chis a netaab od miam ta viu od d<text:span text:style-name="T1">.</text:span> darsar solpeth bien<text:span text:style-name="T1">;</text:span> brita od zacam <text:span text:style-name="T1">ji</text:span> micalza sobol (sobha) ath trian luiahe od ecrin mad qaaon<text:span text:style-name="T1">.</text:span></text:p>
      <text:p text:style-name="P1"/>
      <text:p text:style-name="P1">Raas i salman paradiz<text:span text:style-name="T1">,</text:span> oecrimi aao ialpirgah<text:span text:style-name="T1">,</text:span> quiin enay butmon<text:span text:style-name="T1">,</text:span> odi noas NI paradial<text:span text:style-name="T1">,</text:span> casarmg ugear chirlan<text:span text:style-name="T1">;</text:span> od zonac luciftian<text:span text:style-name="T1">,</text:span> cors ta vaul zirn tol hami<text:span text:style-name="T1">;</text:span> soba londoh od miam chis ta d od es<text:span text:style-name="T1">,</text:span> umadea od pi bliar<text:span text:style-name="T1">,</text:span> othil rit od miam<text:span text:style-name="T1">.</text:span> c noqol rit<text:span text:style-name="T1">,</text:span> zacar<text:span text:style-name="T1">,</text:span> zamran<text:span text:style-name="T1">,</text:span> oecrimi qaada<text:span text:style-name="T1">;</text:span> od o micaolz aaiom<text:span text:style-name="T1">;</text:span> bagle papnor i dlugam lonshi<text:span text:style-name="T1">,</text:span> od umplif ugegi bigliad<text:span text:style-name="T1">.</text:span></text:p>
      <text:p text:style-name="P1"/>
      <text:p text:style-name="P1">Bazm<text:span text:style-name="T1">,</text:span> elo<text:span text:style-name="T1">,</text:span> i ta piripson oln nazavabh OX<text:span text:style-name="T1">,</text:span> casarmg uran chis vgeg<text:span text:style-name="T1">;</text:span> ds abramg baltoha<text:span text:style-name="T1">, gohõ yad;</text:span> soba mian trian ta lolcis abai vovin<text:span text:style-name="T1">,</text:span> od aziagiar rior<text:span text:style-name="T1">.</text:span> Irgil chis da ds paaox busd caosgo<text:span text:style-name="T1">,</text:span> ds chis<text:span text:style-name="T1">,</text:span> od ip uran teloch cacrg oi salman loncho<text:span text:style-name="T1">,</text:span> od vovina carbaf niiso<text:span text:style-name="T1">,</text:span> bagle momao siaion<text:span text:style-name="T1">,</text:span> od mabza <text:span text:style-name="T1">yad</text:span> OI<text:span text:style-name="T1">,</text:span> as<text:span text:style-name="T1">,</text:span> momar poilp<text:span text:style-name="T1">.</text:span> Niis<text:span text:style-name="T1">,</text:span> zamran ciaofi caosgo<text:span text:style-name="T1">,</text:span> od bliors<text:span text:style-name="T1">,</text:span> od cors i ta abramig<text:span text:style-name="T1">.</text:span></text:p>
      <text:p text:style-name="P1"/>
      <text:p text:style-name="P1">Micaolz bransg prgel<text:span text:style-name="T1">,</text:span> napta ialpor (ds brin efafafe p vonpho olani od obza<text:span text:style-name="T1">,</text:span> sobca upaah chis tatan<text:span text:style-name="T1">,</text:span> od trabab balie) alar lusda soboln<text:span text:style-name="T1">,</text:span> od chis holq c noqodi CIAL<text:span text:style-name="T1">.</text:span> Vnal aldon mom caosgo ta las ollor gnay limlal<text:span text:style-name="T1">.</text:span> Amma chis sobca madrid z chis<text:span text:style-name="T1">!</text:span> Ooanoan chis aviny drilpin caosgin<text:span text:style-name="T1">,</text:span> od butmoni parm zumvi cnila<text:span text:style-name="T1">:</text:span> daziz ethamza childao<text:span text:style-name="T1">,</text:span> od mirc ozol chis pidiai collal<text:span text:style-name="T1">.</text:span> Vlcinina sobam ucim<text:span text:style-name="T1">,</text:span> bagle <text:span text:style-name="T1">yad</text:span> baltoh chirlan par<text:span text:style-name="T1">.</text:span> niiso (od ip efafafe)<text:span text:style-name="T1">!</text:span> Bagle a cocasb i cors ta (ca) vnig blior<text:span text:style-name="T1">.</text:span></text:p>
      <text:p text:style-name="P1"/>
      <text:p text:style-name="P1"><text:soft-page-break/>Coraxo<text:span text:style-name="T1">,</text:span> chis cormp od blans lucal aziazior paeb<text:span text:style-name="T1">,</text:span> soba lilonon chis OP virq eophan od raclir maasi bagle caosgi<text:span text:style-name="T1">,</text:span> ds ialpon dosig od basgim<text:span text:style-name="T1">,</text:span> od oxex dazis siatris<text:span text:style-name="T1">,</text:span> od salbrox cynxir faboan<text:span text:style-name="T1">.</text:span> Unal chis const ds DAOX cocasg <text:span text:style-name="T1">õl</text:span> oanio yorb eors vohim gizyax<text:span text:style-name="T1">,</text:span> od matb cocasg plosi molvi<text:span text:style-name="T1">,</text:span> ds page ip<text:span text:style-name="T1">,</text:span> larag om droln matorb cocasb<text:span text:style-name="T1">.</text:span> Emna l patralx yolci matb<text:span text:style-name="T1">,</text:span> nomig monons olora gnay angelard<text:span text:style-name="T1">.</text:span> Ohio ohio ohio ohio ohio ohio noib ohio caosgon<text:span text:style-name="T1">,</text:span> bagle madrid i<text:span text:style-name="T1">,</text:span> zir od<text:span text:style-name="T1">,</text:span> chiso drilpa<text:span text:style-name="T1">.</text:span> niiso crip ip nidali<text:span text:style-name="T1">.</text:span></text:p>
      <text:p text:style-name="P1"/>
      <text:p text:style-name="P1">Oxiayal holdo od zirom o coraxo ds zildar raasy<text:span text:style-name="T1">,</text:span> od vabzir camliax od bahal<text:span text:style-name="T1">:</text:span> niiso<text:span text:style-name="T1">!</text:span> Salman teloch<text:span text:style-name="T1">;</text:span> casarman holq<text:span text:style-name="T1">,</text:span> od titaz chis soba cormf i GA<text:span text:style-name="T1">.</text:span> niisa<text:span text:style-name="T1">!</text:span> Bagle abramg noncp<text:span text:style-name="T1">.</text:span> Zacare<text:span text:style-name="T1">,</text:span> ca<text:span text:style-name="T1">,</text:span> od zamran<text:span text:style-name="T1">;</text:span> odo cicle qaa<text:span text:style-name="T1">;</text:span> zorge<text:span text:style-name="T1">,</text:span> lap zirdo noco mad<text:span text:style-name="T1">,</text:span> hoath iaida<text:span text:style-name="T1">.</text:span></text:p>
      <text:p text:style-name="P1"/>
      <text:p text:style-name="P1">Nonci ds <text:span text:style-name="T1">sõnf</text:span> babage<text:span text:style-name="T1">,</text:span> od chis ob<text:span text:style-name="T1">,</text:span> hubardo tibibp allar atraah<text:span text:style-name="T1">,</text:span> od ef<text:span text:style-name="T1">!</text:span> Drix fafen MIAN<text:span text:style-name="T1">,</text:span> ar enay ovof<text:span text:style-name="T1">,</text:span> soba dooain aai i vonph<text:span text:style-name="T1">.</text:span> zacar<text:span text:style-name="T1">,</text:span> gohus<text:span text:style-name="T1">,</text:span> od zamran<text:span text:style-name="T1">;</text:span> odo cicle qaa<text:span text:style-name="T1">;</text:span> zorge lap zirdo noco mad<text:span text:style-name="T1">,</text:span> hoath iaida<text:span text:style-name="T1">.</text:span></text:p>
      <text:p text:style-name="P1"/>
      <text:p text:style-name="P1">Napeai babagen<text:span text:style-name="T1">,</text:span> ds brin VX ooaona lring vonph doalim<text:span text:style-name="T1">,</text:span> eolis ollog orsba ds chis affa<text:span text:style-name="T1">;</text:span> micma isro mad<text:span text:style-name="T1">,</text:span> od lonshi tox<text:span text:style-name="T1">,</text:span> ds i vmd aai grosb<text:span text:style-name="T1">;</text:span> zacar od zamran<text:span text:style-name="T1">;</text:span> odo cicle qaa<text:span text:style-name="T1">;</text:span> zorge<text:span text:style-name="T1">,</text:span> lap zirdo noco mad<text:span text:style-name="T1">,</text:span> hoath iaida<text:span text:style-name="T1">.</text:span></text:p>
      <text:p text:style-name="P1"/>
      <text:p text:style-name="P1">Noromi bagie<text:span text:style-name="T1">,</text:span> pasbs oiad<text:span text:style-name="T1">,</text:span> ds trinkt mirc <text:span text:style-name="T1">Õ</text:span><text:span text:style-name="T2">L</text:span> thil<text:span text:style-name="T1">,</text:span> dods tol hami caosgi homin<text:span text:style-name="T1">;</text:span> ds brin oroch QUAR<text:span text:style-name="T1">;</text:span> micma bialo <text:span text:style-name="T1">yad,</text:span> a isro tox<text:span text:style-name="T1">,</text:span> ds i umd aai baltim<text:span text:style-name="T1">;</text:span> zacar od zamran<text:span text:style-name="T1">;</text:span> odo cicle qaa<text:span text:style-name="T1">;</text:span> zorge<text:span text:style-name="T1">,</text:span> lap zirdo noco mad<text:span text:style-name="T1">,</text:span> hoath iaida<text:span text:style-name="T1">.</text:span></text:p>
      <text:p text:style-name="P1"/>
      <text:p text:style-name="P1">Ils tabaan l ialprt<text:span text:style-name="T1">,</text:span> casarman vpaahi chis DARG<text:span text:style-name="T1">,</text:span> ds oado caosgi orscor<text:span text:style-name="T1">,</text:span> ds omax monasci baeovib od emetgis iaiadix<text:span text:style-name="T1">:</text:span> zacar od zamran<text:span text:style-name="T1">;</text:span> odo cicle qaa<text:span text:style-name="T1">;</text:span> zorge<text:span text:style-name="T1">,</text:span> lap zirdo noco mad<text:span text:style-name="T1">,</text:span> hoath iaida<text:span text:style-name="T1">.</text:span></text:p>
      <text:p text:style-name="P1"/>
      <text:p text:style-name="P1">Ils viv ialprt<text:span text:style-name="T1">,</text:span> salman balt<text:span text:style-name="T1">,</text:span> ds acroodzi busd<text:span text:style-name="T1">,</text:span> od bliorax balit<text:span text:style-name="T1">;</text:span> ds insi caosgi lusdan EMOD ds om od tliob<text:span text:style-name="T1">:</text:span> drilpa geh ils mad zilodarp<text:span text:style-name="T1">.</text:span> zacar od zamran<text:span text:style-name="T1">;</text:span> odo cicle qaa<text:span text:style-name="T1">;</text:span> zorge<text:span text:style-name="T1">,</text:span> lap zirdo noco mad<text:span text:style-name="T1">,</text:span> hoath iaida<text:span text:style-name="T1">.</text:span></text:p>
      <text:p text:style-name="P1"/>
      <text:p text:style-name="P1">Ils d ialprt<text:span text:style-name="T1">,</text:span> soba vpaah chis nanba zixlay dodsih<text:span text:style-name="T1">,</text:span> od ds brint TAXS hubardo tastax ilsi<text:span text:style-name="T1">,</text:span> soba <text:span text:style-name="T1">yad</text:span> i vonpho unph<text:span text:style-name="T1">:</text:span> aldon dax il od toatar<text:span text:style-name="T1">.</text:span> zacar od zamran<text:span text:style-name="T1">;</text:span> odo cicle qaa<text:span text:style-name="T1">;</text:span> zorge<text:span text:style-name="T1">,</text:span> lap zirdo noco mad<text:span text:style-name="T1">,</text:span> hoath iaida<text:span text:style-name="T1">.</text:span></text:p>
      <text:p text:style-name="P1"/>
      <text:p text:style-name="P1">Ils micaolz olprt od ialprg bliors<text:span text:style-name="T1">,</text:span> ds odo busdir oiad ovoars caosgo<text:span text:style-name="T1">;</text:span> casarmg laiad ERAN brints cafafam<text:span text:style-name="T1">;</text:span> ds i vmd aqloadohi moz<text:span text:style-name="T1">,</text:span> od maoffas<text:span text:style-name="T1">:</text:span> bolp como bliort pambt<text:span text:style-name="T1">.</text:span> zacar od zamran<text:span text:style-name="T1">;</text:span> odo cicle qaa<text:span text:style-name="T1">;</text:span> zorge<text:span text:style-name="T1">,</text:span> lap zirdo noco mad<text:span text:style-name="T1">,</text:span> hoath iaida<text:span text:style-name="T1">.</text:span></text:p>
      <text:p text:style-name="P1"/>
      <text:p text:style-name="P1">Madriaax ds praf TEX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<text:soft-page-break/>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RII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BAG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2">Madriaax ds praf ZAA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2">Madriaax ds praf DES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<text:soft-page-break/>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2">Madriaax ds praf VTI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2">Madriaax ds praf NIA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2">Madriaax ds praf TOR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<text:soft-page-break/>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2">Madriaax ds praf LIN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2">Madriaax ds praf ASP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KHR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POP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<text:soft-page-break/>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ZEN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TAN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LEA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<text:soft-page-break/>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OXO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VTR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ZIM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LOE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<text:soft-page-break/>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IKH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ZAX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ZIP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<text:soft-page-break/>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ZID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DEO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MAZ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LIT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<text:soft-page-break/>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PAZ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ZOM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ARN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<text:soft-page-break/>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  <text:p text:style-name="P1"/>
      <text:p text:style-name="P1">Madriaax ds praf LIL<text:span text:style-name="T1">,</text:span> chis micaolz saanir caosgo<text:span text:style-name="T1">,</text:span> od fifis balzizras iaida<text:span text:style-name="T1">!</text:span> Nonca gohulim<text:span text:style-name="T1">:</text:span> micma adoian mad<text:span text:style-name="T1">,</text:span> iaod bliorb<text:span text:style-name="T1">,</text:span> soba ooaona chis luciftias piripsol<text:span text:style-name="T1">;</text:span> ds abraasa noncf netaaib caosgi<text:span text:style-name="T1">,</text:span> od tilb adphaht damploz<text:span text:style-name="T1">.</text:span> Tooat noncf gmicalz oma<text:span text:style-name="T1">,</text:span> lrasd tofglo marb yarry idoigo<text:span text:style-name="T1">;</text:span> od torzulp iaodaf<text:span text:style-name="T1">,</text:span> gohul<text:span text:style-name="T1">:</text:span> caosga<text:span text:style-name="T1">,</text:span> tabaord saanir<text:span text:style-name="T1">,</text:span> od christeos yrpoil tiobl<text:span text:style-name="T1">,</text:span> busdir tilb noaln paid orsba od dodrmni zylna<text:span text:style-name="T1">.</text:span> Elzap tilb<text:span text:style-name="T1">,</text:span> parm gi peripsax<text:span text:style-name="T1">,</text:span> od ta qurlst booapis<text:span text:style-name="T1">.</text:span> L nibm<text:span text:style-name="T1">,</text:span> ovcho symp<text:span text:style-name="T1">;</text:span> od christeos ag toltorn mirc q tiobl lel<text:span text:style-name="T1">.</text:span> Ton paombd<text:span text:style-name="T1">,</text:span> dilzmo aspian<text:span text:style-name="T1">;</text:span> od christeos ag l tortorn parach asymp<text:span text:style-name="T1">.</text:span> Cordziz<text:span text:style-name="T1">,</text:span> dodpal od fifalz l smnad<text:span text:style-name="T1">;</text:span> od fargt<text:span text:style-name="T1">,</text:span> bams omaoas<text:span text:style-name="T1">.</text:span> Conisbra od avavox tonug<text:span text:style-name="T1">.</text:span> Orsca tbl<text:span text:style-name="T1">,</text:span> noasmi tabges levithmong<text:span text:style-name="T1">;</text:span> unchi omp tilb ors<text:span text:style-name="T1">.</text:span> Bagle<text:span text:style-name="T1">?</text:span> Moooah <text:span text:style-name="T1">õl</text:span> cordziz<text:span text:style-name="T1">.</text:span> L capimao ixomaxip od ca cocasb gosaa<text:span text:style-name="T1">;</text:span> baglen pi tianta a babalond<text:span text:style-name="T1">,</text:span> od faorgt teloc vovim<text:span text:style-name="T1">.</text:span> Madriaax<text:span text:style-name="T1">,</text:span> torzu<text:span text:style-name="T1">!</text:span> Oadriax orocha<text:span text:style-name="T1">,</text:span> aboapri<text:span text:style-name="T1">.</text:span> Tabaori priaz ar tabas<text:span text:style-name="T1">;</text:span> adrpan cors ta dobix<text:span text:style-name="T1">;</text:span> yolcam priazi ar coazior<text:span text:style-name="T1">,</text:span> od quasb qting<text:span text:style-name="T1">.</text:span> Ripir paaoxt saga cor<text:span text:style-name="T1">;</text:span> uml od prdzar<text:span text:style-name="T1">,</text:span> cacrg aoiveae cormpt<text:span text:style-name="T1">.</text:span> Torzu<text:span text:style-name="T1">,</text:span> zacar od zamran aspt sibsi butmonah<text:span text:style-name="T1">,</text:span> ds surzas tia baltan<text:span text:style-name="T1">;</text:span> odo cicle qaa<text:span text:style-name="T1">,</text:span> od ozazma plapli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7:09:54.013316126</meta:creation-date>
    <dc:date>2019-07-30T17:50:04.915390247</dc:date>
    <meta:editing-duration>PT29M59S</meta:editing-duration>
    <meta:editing-cycles>6</meta:editing-cycles>
    <meta:generator>LibreOffice/6.2.5.2$Linux_X86_64 LibreOffice_project/20$Build-2</meta:generator>
    <meta:document-statistic meta:table-count="0" meta:image-count="0" meta:object-count="0" meta:page-count="11" meta:paragraph-count="48" meta:word-count="6565" meta:character-count="39750" meta:non-whitespace-character-count="33233"/>
  </office:meta>
</office:document-meta>
</file>